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2.1736in"/>
    </style:style>
    <style:style style:name="Table1.C" style:family="table-column">
      <style:table-column-properties style:column-width="1.9743in"/>
    </style:style>
    <style:style style:name="Table1.D" style:family="table-column">
      <style:table-column-properties style:column-width="2.008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4632in" table:align="left"/>
    </style:style>
    <style:style style:name="Table2.A" style:family="table-column">
      <style:table-column-properties style:column-width="0.7681in"/>
    </style:style>
    <style:style style:name="Table2.B" style:family="table-column">
      <style:table-column-properties style:column-width="0.6472in"/>
    </style:style>
    <style:style style:name="Table2.C" style:family="table-column">
      <style:table-column-properties style:column-width="1.047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ยี่ยมเลยครับที่คุณอยากเชื่อมต่อกับ Database จริง 🎯<text:line-break/><text:span text:style-name="Strong_20_Emphasis">NestJS รองรับการเชื่อมต่อหลายแบบ</text:span> เช่น:</text:p>
      <text:p text:style-name="Horizontal_20_Line"/>
      <text:h text:style-name="Heading_20_2" text:outline-level="2">✅ ตัวเลือก Database ที่ใช้ได้กับ NestJ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ประเภท</text:p>
            </table:table-cell>
            <table:table-cell table:style-name="Table1.A1" office:value-type="string">
              <text:p text:style-name="Table_20_Heading">ตัวอย่าง</text:p>
            </table:table-cell>
            <table:table-cell table:style-name="Table1.A1" office:value-type="string">
              <text:p text:style-name="Table_20_Heading">เชื่อมด้วย</text:p>
            </table:table-cell>
            <table:table-cell table:style-name="Table1.A1" office:value-type="string">
              <text:p text:style-name="Table_20_Heading">หมายเหตุ</text:p>
            </table:table-cell>
          </table:table-row>
        </table:table-header-rows>
        <table:table-row>
          <table:table-cell table:style-name="Table1.A1" office:value-type="string">
            <text:p text:style-name="Table_20_Contents">SQL</text:p>
          </table:table-cell>
          <table:table-cell table:style-name="Table1.A1" office:value-type="string">
            <text:p text:style-name="Table_20_Contents">PostgreSQL, MySQL</text:p>
          </table:table-cell>
          <table:table-cell table:style-name="Table1.A1" office:value-type="string">
            <text:p text:style-name="Table_20_Contents">TypeORM, Prisma, Sequelize</text:p>
          </table:table-cell>
          <table:table-cell table:style-name="Table1.A1" office:value-type="string">
            <text:p text:style-name="Table_20_Contents">นิยมมาก, รองรับ relationship</text:p>
          </table:table-cell>
        </table:table-row>
        <table:table-row>
          <table:table-cell table:style-name="Table1.A1" office:value-type="string">
            <text:p text:style-name="Table_20_Contents">NoSQL</text:p>
          </table:table-cell>
          <table:table-cell table:style-name="Table1.A1" office:value-type="string">
            <text:p text:style-name="Table_20_Contents">MongoDB</text:p>
          </table:table-cell>
          <table:table-cell table:style-name="Table1.A1" office:value-type="string">
            <text:p text:style-name="Table_20_Contents">Mongoose</text:p>
          </table:table-cell>
          <table:table-cell table:style-name="Table1.A1" office:value-type="string">
            <text:p text:style-name="Table_20_Contents">เหมาะกับ document-based</text:p>
          </table:table-cell>
        </table:table-row>
        <table:table-row>
          <table:table-cell table:style-name="Table1.A1" office:value-type="string">
            <text:p text:style-name="Table_20_Contents">Serverless</text:p>
          </table:table-cell>
          <table:table-cell table:style-name="Table1.A1" office:value-type="string">
            <text:p text:style-name="Table_20_Contents">Supabase (PostgreSQL backend)</text:p>
          </table:table-cell>
          <table:table-cell table:style-name="Table1.A1" office:value-type="string">
            <text:p text:style-name="Table_20_Contents">Supabase JS SDK</text:p>
          </table:table-cell>
          <table:table-cell table:style-name="Table1.A1" office:value-type="string">
            <text:p text:style-name="Table_20_Contents">ใช้เหมือน Firebase แต่ใช้ SQL</text:p>
          </table:table-cell>
        </table:table-row>
      </table:table>
      <text:p text:style-name="Horizontal_20_Line"/>
      <text:h text:style-name="Heading_20_2" text:outline-level="2">🧠 ถ้าอยากใช้ <text:span text:style-name="Strong_20_Emphasis">Supabase</text:span> ใน NestJS</text:h>
      <text:p text:style-name="Text_20_body">ได้ครับ ✅<text:line-break/>เพราะ Supabase คือ PostgreSQL + Auth/Storage APIs</text:p>
      <text:h text:style-name="Heading_20_3" text:outline-level="3">🔌 วิธีเชื่อม Supabase:</text:h>
      <text:list text:style-name="L1">
        <text:list-item>
          <text:p text:style-name="P1"><text:span text:style-name="Strong_20_Emphasis">สมัคร &amp; สร้าง Project ที่ </text:span><text:a xlink:type="simple" xlink:href="https://supabase.com/" text:style-name="Internet_20_link" text:visited-style-name="Visited_20_Internet_20_Link"><text:span text:style-name="Strong_20_Emphasis">https://supabase.com</text:span></text:a></text:p>
        </text:list-item>
        <text:list-item>
          <text:p text:style-name="P1">ไปที่ <text:span text:style-name="Strong_20_Emphasis">Project &gt; Settings &gt; API</text:span> → คัดลอก:</text:p>
          <text:list>
            <text:list-item>
              <text:p text:style-name="P1"><text:span text:style-name="Strong_20_Emphasis">Supabase URL</text:span></text:p>
            </text:list-item>
            <text:list-item>
              <text:p text:style-name="P1"><text:span text:style-name="Strong_20_Emphasis">anon public key</text:span></text:p>
            </text:list-item>
          </text:list>
        </text:list-item>
        <text:list-item>
          <text:p text:style-name="P1">ติดตั้ง SDK:</text:p>
        </text:list-item>
      </text:list>
      <text:p text:style-name="P2"><text:span text:style-name="Source_20_Text">npm install @supabase/supabase-js</text:span></text:p>
      <text:list text:style-name="L2">
        <text:list-item>
          <text:p text:style-name="P3">สร้าง Service ใช้ Supabase SDK เช่น:</text:p>
        </text:list-item>
      </text:list>
      <text:p text:style-name="Preformatted_20_Text"><text:span text:style-name="Source_20_Text">// supabase.service.ts</text:span></text:p>
      <text:p text:style-name="Preformatted_20_Text"><text:span text:style-name="Source_20_Text">import { Injectable } from '@nestjs/common';</text:span></text:p>
      <text:p text:style-name="Preformatted_20_Text"><text:span text:style-name="Source_20_Text">import { createClient, SupabaseClient } from '@supabase/supabase-js';</text:span></text:p>
      <text:p text:style-name="Preformatted_20_Text"/>
      <text:p text:style-name="Preformatted_20_Text"><text:span text:style-name="Source_20_Text">@Injectable()</text:span></text:p>
      <text:p text:style-name="Preformatted_20_Text"><text:span text:style-name="Source_20_Text">export class SupabaseService {</text:span></text:p>
      <text:p text:style-name="Preformatted_20_Text"><text:span text:style-name="Source_20_Text"><text:s text:c="2"/>private supabase: SupabaseClient;</text:span></text:p>
      <text:p text:style-name="Preformatted_20_Text"/>
      <text:p text:style-name="Preformatted_20_Text"><text:span text:style-name="Source_20_Text"><text:s text:c="2"/>constructor() {</text:span></text:p>
      <text:p text:style-name="Preformatted_20_Text"><text:span text:style-name="Source_20_Text"><text:s text:c="4"/>this.supabase = createClient(</text:span></text:p>
      <text:p text:style-name="Preformatted_20_Text"><text:span text:style-name="Source_20_Text"><text:s text:c="6"/>process.env.SUPABASE_URL!,</text:span></text:p>
      <text:p text:style-name="Preformatted_20_Text"><text:span text:style-name="Source_20_Text"><text:s text:c="6"/>process.env.SUPABASE_KEY!</text:span></text:p>
      <text:p text:style-name="Preformatted_20_Text"><text:span text:style-name="Source_20_Text"><text:s text:c="4"/>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async getUsers() {</text:span></text:p>
      <text:p text:style-name="Preformatted_20_Text"><text:span text:style-name="Source_20_Text"><text:s text:c="4"/>const { data, error } = await this.supabase.from('users').select('*');</text:span></text:p>
      <text:p text:style-name="Preformatted_20_Text"><text:soft-page-break/><text:span text:style-name="Source_20_Text"><text:s text:c="4"/>if (error) throw error;</text:span></text:p>
      <text:p text:style-name="Preformatted_20_Text"><text:span text:style-name="Source_20_Text"><text:s text:c="4"/>return data;</text:span></text:p>
      <text:p text:style-name="Preformatted_20_Text"><text:span text:style-name="Source_20_Text"><text:s text:c="2"/>}</text:span></text:p>
      <text:p text:style-name="P2"><text:span text:style-name="Source_20_Text">}</text:span></text:p>
      <text:list text:style-name="L3">
        <text:list-item>
          <text:p text:style-name="P4">เพิ่ม ENV</text:p>
        </text:list-item>
      </text:list>
      <text:p text:style-name="Preformatted_20_Text"><text:span text:style-name="Source_20_Text">SUPABASE_URL=https://xxxx.supabase.co</text:span></text:p>
      <text:p text:style-name="P2"><text:span text:style-name="Source_20_Text">SUPABASE_KEY=your-anon-or-service-key</text:span></text:p>
      <text:p text:style-name="Horizontal_20_Line"/>
      <text:h text:style-name="Heading_20_2" text:outline-level="2">✳️ หรือ ถ้าใช้ PostgreSQL ธรรมดา (แนะนำสำหรับโปรเจกต์จริง)</text:h>
      <text:p text:style-name="Text_20_body">ใช้ <text:a xlink:type="simple" xlink:href="https://www.prisma.io/" text:style-name="Internet_20_link" text:visited-style-name="Visited_20_Internet_20_Link">Prisma</text:a> หรือ [TypeORM] ก็ได้</text:p>
      <text:h text:style-name="Heading_20_3" text:outline-level="3">ตัวอย่าง: Prisma เชื่อม PostgreSQL</text:h>
      <text:p text:style-name="Preformatted_20_Text"><text:span text:style-name="Source_20_Text">npm install @prisma/client</text:span></text:p>
      <text:p text:style-name="Preformatted_20_Text"><text:span text:style-name="Source_20_Text">npm install -D prisma</text:span></text:p>
      <text:p text:style-name="P2"><text:span text:style-name="Source_20_Text">npx prisma init</text:span></text:p>
      <text:list text:style-name="L4">
        <text:list-item>
          <text:p text:style-name="P5">ตั้งค่า <text:span text:style-name="Source_20_Text">.env</text:span>:</text:p>
        </text:list-item>
      </text:list>
      <text:p text:style-name="P2"><text:span text:style-name="Source_20_Text">DATABASE_URL="postgresql://user:password@host:5432/dbname"</text:span></text:p>
      <text:list text:style-name="L5">
        <text:list-item>
          <text:p text:style-name="P6">สร้าง model:</text:p>
        </text:list-item>
      </text:list>
      <text:p text:style-name="Preformatted_20_Text"><text:span text:style-name="Source_20_Text">model User {</text:span></text:p>
      <text:p text:style-name="Preformatted_20_Text"><text:span text:style-name="Source_20_Text"><text:s text:c="2"/>id <text:s text:c="6"/>Int <text:s text:c="3"/>@id @default(autoincrement())</text:span></text:p>
      <text:p text:style-name="Preformatted_20_Text"><text:span text:style-name="Source_20_Text"><text:s text:c="2"/>username String @unique</text:span></text:p>
      <text:p text:style-name="Preformatted_20_Text"><text:span text:style-name="Source_20_Text"><text:s text:c="2"/>password String</text:span></text:p>
      <text:p text:style-name="Preformatted_20_Text"><text:span text:style-name="Source_20_Text"><text:s text:c="2"/>role <text:s text:c="4"/>String</text:span></text:p>
      <text:p text:style-name="P2"><text:span text:style-name="Source_20_Text">}</text:span></text:p>
      <text:list text:style-name="L6">
        <text:list-item>
          <text:p text:style-name="P7">migrate + generate:</text:p>
        </text:list-item>
      </text:list>
      <text:p text:style-name="Preformatted_20_Text"><text:span text:style-name="Source_20_Text">npx prisma migrate dev --name init</text:span></text:p>
      <text:p text:style-name="P2"><text:span text:style-name="Source_20_Text">npx prisma generate</text:span></text:p>
      <text:list text:style-name="L7">
        <text:list-item>
          <text:p text:style-name="P8">ใช้งานใน NestJS ผ่าน service</text:p>
        </text:list-item>
      </text:list>
      <text:p text:style-name="Horizontal_20_Line"/>
      <text:h text:style-name="Heading_20_2" text:outline-level="2">👥 การจัดการ User</text:h>
      <text:p text:style-name="Text_20_body">ไม่ว่าจะใช้ DB อะไร ควรมีตาราง/collection เช่น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/uuid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user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admin</text:p>
          </table:table-cell>
        </table:table-row>
        <table:table-row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hashed pass</text:p>
          </table:table-cell>
        </table:table-row>
        <text:soft-page-break/>
        <table:table-row>
          <table:table-cell table:style-name="Table2.A1" office:value-type="string">
            <text:p text:style-name="Table_20_Contents">rol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'admin' / 'user'</text:p>
          </table:table-cell>
        </table:table-row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Table_20_Contents">auto</text:p>
          </table:table-cell>
        </table:table-row>
      </table:table>
      <text:p text:style-name="Horizontal_20_Line"/>
      <text:h text:style-name="Heading_20_2" text:outline-level="2">✅ ถ้าเลือก Supabase ผมช่วย scaffold ให้ได้นะ</text:h>
      <text:p text:style-name="Text_20_body">แจ้งได้เลยว่า:</text:p>
      <text:p text:style-name="Quotations">“อยากใช้ Supabase + NestJS เพื่อ login ด้วย table <text:span text:style-name="Source_20_Text">users</text:span>”</text:p>
      <text:p text:style-name="Text_20_body">แล้วผมจะ generate code ตัวอย่างพร้อม route <text:span text:style-name="Source_20_Text">login</text:span>, <text:span text:style-name="Source_20_Text">getProfile</text:span>, เชื่อม <text:span text:style-name="Source_20_Text">users</text:span> table ได้ทันทีครับ 🔥</text:p>
      <text:p text:style-name="Horizontal_20_Line"/>
      <text:p text:style-name="Text_20_body"><text:span text:style-name="Strong_20_Emphasis">สรุป</text:span>:<text:line-break/>คุณเลือกได้เลยระหว่าง <text:span text:style-name="Source_20_Text">Supabase</text:span> หรือ <text:span text:style-name="Source_20_Text">PostgreSQL+Prisma</text:span> ถ้าต้องการเริ่มเร็ว Supabase ก็ดี แต่ถ้าอยากยืดหยุ่นในระยะยาว Prisma + PostgreSQL จะมั่นคงกว่า</text:p>
      <text:p text:style-name="Text_20_body">พร้อมแล้วบอกเลยครับ จะจัดให้ครบชุด 💪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23:50:17.328337700</meta:creation-date>
    <dc:date>2025-06-24T23:50:27.133273600</dc:date>
    <meta:editing-duration>PT10S</meta:editing-duration>
    <meta:editing-cycles>1</meta:editing-cycles>
    <meta:document-statistic meta:table-count="2" meta:image-count="0" meta:object-count="0" meta:page-count="3" meta:paragraph-count="94" meta:word-count="679" meta:character-count="2172" meta:non-whitespace-character-count="1928"/>
    <meta:generator>LibreOffice/25.2.4.3$Windows_X86_64 LibreOffice_project/33e196637044ead23f5c3226cde09b47731f7e27</meta:generator>
  </office:meta>
</office:document-meta>
</file>